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1d5b"/>
    </style:style>
    <style:style style:name="P2" style:family="paragraph" style:parent-style-name="Standard">
      <style:text-properties officeooo:paragraph-rsid="00111d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PDATE: Mavjud yozuvlarni yangilash uchun ishlatiladi. Misol: "Xodimlarning maoshini yangilash</text:p>
      <text:p text:style-name="P1">"DELETE: Jadvaldan yozuvlarni o'chirish uchun ishlatiladi. Misol: "Xodim yozuvini o'chirish.</text:p>
      <text:p text:style-name="P1">"GROUP BY: Ma'lumotlarni bir yoki bir nechta ustunlar bo'yicha guruhlash uchun ishlatiladi. Misol: "Bo'limlar bo'yicha xodimlar sonini sanash.</text:p>
      <text:p text:style-name="P1">"ORDER BY: Natijalarni ma'lum bir ustun bo'yicha tartiblash uchun ishlatiladi. Misol: "Maosh bo'yicha xodimlarni tartiblash.</text:p>
      <text:p text:style-name="P1">"JOIN: </text:p>
      <text:p text:style-name="P1">Bir nechta jadvalni birlashtirish uchun ishlatiladi.</text:p>
      <text:p text:style-name="P1">INNER JOIN: Faqat bog'langan yozuvlarni qaytaradi. Misol: "Xodimlar va ularning bo'limlari haqida ma'lumot olish.</text:p>
      <text:p text:style-name="P1">"LEFT JOIN: Chap jadvaldagi barcha yozuvlar va o'ng jadvaldagi mos keladigan yozuvlarni qaytaradi. Misol: "Har bir xodim va agar mavjud bo'lsa, ularning bo'limlari haqida ma'lumot olish.</text:p>
      <text:p text:style-name="P1">"RIGHT JOIN: O'ng jadvaldagi barcha yozuvlar va chap jadvaldagi mos keladigan yozuvlarni qaytaradi. Misol: "Har bir bo'lim va agar mavjud bo'lsa, ularga tegishli xodimlar haqida ma'lumot olish.</text:p>
      <text:p text:style-name="P1">"FULL JOIN: Ikkala jadvaldagi barcha yozuvlarni qaytaradi, va agar mos keladigan yozuvlar bo'lmasa, NULL qaytaradi. Misol: "Xodimlar va bo'limlar haqida to'liq ma'lumot olish, har ikkala jadvaldagi barcha yozuvlarni o'z ichiga olgan holda."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6:48:17.561134846</meta:creation-date>
    <dc:date>2024-05-23T16:54:23.297774818</dc:date>
    <meta:editing-duration>PT4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159" meta:character-count="1243" meta:non-whitespace-character-count="1093"/>
  </office:meta>
</office:document-meta>
</file>